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f12b" officeooo:paragraph-rsid="0012f12b"/>
    </style:style>
    <style:style style:name="P2" style:family="paragraph" style:parent-style-name="Standard">
      <style:text-properties officeooo:rsid="0012f12b" officeooo:paragraph-rsid="0013bd07"/>
    </style:style>
    <style:style style:name="T1" style:family="text">
      <style:text-properties officeooo:rsid="0015379f"/>
    </style:style>
    <style:style style:name="T2" style:family="text">
      <style:text-properties officeooo:rsid="00159b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op health <text:s/>installations for v-1.4 , v-2.1 , User login/sign up , <text:s text:c="2"/>authentication <text:s/>and authorization tasks for Admin user. </text:p>
      <text:p text:style-name="P1">Default Admin user credentials were enabled. </text:p>
      <text:p text:style-name="P1"><text:span text:style-name="T1">D</text:span>ata parsing was done for patients and measures .</text:p>
      <text:p text:style-name="P1"><text:span text:style-name="T1">D</text:span>eployment using apache and passenger <text:span text:style-name="T2">has been completed</text:span>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8T12:45:58.380747917</meta:creation-date>
    <meta:generator>LibreOffice/4.2.4.2$Linux_X86_64 LibreOffice_project/420m0$Build-2</meta:generator>
    <dc:date>2015-08-08T12:52:00.490131825</dc:date>
    <meta:editing-duration>PT45S</meta:editing-duration>
    <meta:editing-cycles>4</meta:editing-cycles>
    <meta:document-statistic meta:table-count="0" meta:image-count="0" meta:object-count="0" meta:page-count="1" meta:paragraph-count="4" meta:word-count="42" meta:character-count="276" meta:non-whitespace-character-count="232"/>
  </office:meta>
</office:document-meta>
</file>